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79.34pt"/>
    </style:style>
    <style:style style:name="co4" style:family="table-column">
      <style:table-column-properties fo:break-before="auto" style:column-width="39.71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Štev.</text:p>
          </table:table-cell>
          <table:table-cell table:style-name="ce2" office:value-type="string" calcext:value-type="string" table:number-columns-spanned="1" table:number-rows-spanned="2">
            <text:p>Utež</text:p>
          </table:table-cell>
          <table:table-cell table:style-name="ce5" office:value-type="string" calcext:value-type="string" table:number-columns-spanned="1" table:number-rows-spanned="2">
            <text:p>Kriterij</text:p>
          </table:table-cell>
          <table:table-cell table:style-name="ce4" office:value-type="string" calcext:value-type="string" table:number-columns-spanned="2" table:number-rows-spanned="1">
            <text:p>Pariz (avtobus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ariz (letalo)</text:p>
          </table:table-cell>
          <table:covered-table-cell table:style-name="ce4"/>
          <table:table-cell table:number-columns-repeated="1016"/>
        </table:table-row>
        <table:table-row table:style-name="ro1">
          <table:table-cell/>
          <table:covered-table-cell table:number-columns-repeated="2" table:style-name="ce2"/>
          <table:covered-table-cell table:style-name="ce5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v * w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v * w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Cena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E4]*[.C4]" office:value-type="float" office:value="3000" calcext:value-type="float">
            <text:p>300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G4]*[.C4]" office:value-type="float" office:value="1500" calcext:value-type="float">
            <text:p>15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Prevoz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E5]*[.C5]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G5]*[.C5]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Nastanitev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E6]*[.C6]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[.G6]*[.C6]" office:value-type="float" office:value="1500" calcext:value-type="float">
            <text:p>15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Znamenitosti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E7]*[.C7]" office:value-type="float" office:value="960" calcext:value-type="float">
            <text:p>9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G7]*[.C7]" office:value-type="float" office:value="1080" calcext:value-type="float">
            <text:p>10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Zabava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E8]*[.C8]" office:value-type="float" office:value="700" calcext:value-type="float">
            <text:p>70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G8]*[.C8]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rehrana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E9]*[.C9]" office:value-type="float" office:value="640" calcext:value-type="float">
            <text:p>64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G9]*[.C9]" office:value-type="float" office:value="640" calcext:value-type="float">
            <text:p>64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oplačila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E10]*[.C10]" office:value-type="float" office:value="250" calcext:value-type="float">
            <text:p>25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G10]*[.C10]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∑</text:p>
          </table:table-cell>
          <table:table-cell table:style-name="ce4" table:formula="of:=SUM([.C4:.C10])" office:value-type="float" office:value="100" calcext:value-type="float">
            <text:p>100</text:p>
          </table:table-cell>
          <table:table-cell table:style-name="ce7" office:value-type="string" calcext:value-type="string">
            <text:p>Ocena variante</text:p>
          </table:table-cell>
          <table:table-cell table:style-name="ce2" table:formula="of:=SUM([.E4:.E10])" office:value-type="float" office:value="510" calcext:value-type="float">
            <text:p>510</text:p>
          </table:table-cell>
          <table:table-cell table:style-name="ce4" table:formula="of:=SUM([.F4:.F10])" office:value-type="float" office:value="7750" calcext:value-type="float">
            <text:p>7750</text:p>
          </table:table-cell>
          <table:table-cell table:style-name="ce2" table:formula="of:=SUM([.G4:.G10])" office:value-type="float" office:value="550" calcext:value-type="float">
            <text:p>550</text:p>
          </table:table-cell>
          <table:table-cell table:style-name="ce4" table:formula="of:=SUM([.H4:.H10])" office:value-type="float" office:value="7770" calcext:value-type="float">
            <text:p>777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Učbenik RIN</dc:creator>
    <meta:creation-date>2019-05-05T21:52:37</meta:creation-date>
    <dc:date>2019-05-06T21:12:54</dc:date>
    <meta:generator>LibreOffice/6.1.6.3$Windows_x86 LibreOffice_project/5896ab1714085361c45cf540f76f60673dd96a72</meta:generator>
    <meta:document-statistic meta:table-count="1" meta:cell-count="65" meta:object-count="0"/>
    <meta:user-defined meta:name="AppVersion">16.0300</meta:user-defined>
  </office:meta>
</office:document-meta>
</file>